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stimated sizes</text:p>
          </table:table-cell>
        </table:table-row>
        <table:table-row table:style-name="ro1">
          <table:table-cell office:value-type="string" calcext:value-type="string">
            <text:p>North Round Po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g Moose Lake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Larkum Pond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cker Po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ckerel P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c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d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cket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 Lak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58:23.443636538</meta:creation-date>
    <dc:date>2019-10-14T17:16:24.582149056</dc:date>
    <meta:editing-duration>PT3H13M31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